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Contents_20_3">
      <style:paragraph-properties>
        <style:tab-stops>
          <style:tab-stop style:position="6.2992in" style:type="right" style:leader-style="dotted" style:leader-text="."/>
        </style:tab-stops>
      </style:paragraph-properties>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Heading_20_3">
      <style:paragraph-properties fo:margin-top="0.1665in" fo:margin-bottom="0.0835in" fo:keep-with-next="always"/>
    </style:style>
    <style:style style:name="P19"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0" style:family="paragraph" style:parent-style-name="Heading_20_2">
      <style:paragraph-properties fo:margin-top="0.1665in" fo:margin-bottom="0.0835in" fo:keep-with-next="alway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1.5.0 Draft</text:p>
      <text:p text:style-name="Subtitle">28<text:span text:style-name="T10">th</text:span> December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Introduction to Byteman<text:tab/>5</text:p>
          <text:p text:style-name="P17">Running an Application with the Byteman Agent<text:tab/>5</text:p>
          <text:p text:style-name="P17">Event Condition Action Rules<text:tab/>6</text:p>
          <text:p text:style-name="P17">Rule Bindings and Parameterization<text:tab/>6</text:p>
          <text:p text:style-name="P17">Built-in Conditions and Actions<text:tab/>7</text:p>
          <text:p text:style-name="P17">Extending or Replacing the Byteman Language Built-ins<text:tab/>8</text:p>
          <text:p text:style-name="P17">Agent Transformation<text:tab/>8</text:p>
          <text:p text:style-name="P17">Agent Retransformation<text:tab/>9</text:p>
          <text:p text:style-name="P17">ECA Rule Engine<text:tab/>10</text:p>
          <text:p text:style-name="P16">The Byteman Rule Language<text:tab/>12</text:p>
          <text:p text:style-name="P17">Rule Events<text:tab/>12</text:p>
          <text:p text:style-name="P15">Class Rules vs Interface Rules<text:tab/>13</text:p>
          <text:p text:style-name="P15">Overriding <text:s/>Rules<text:tab/>13</text:p>
          <text:p text:style-name="P15">Overriding Interface Rules<text:tab/>15</text:p>
          <text:p text:style-name="P15">Location Specifiers<text:tab/>15</text:p>
          <text:p text:style-name="P17">Rule Bindings<text:tab/>19</text:p>
          <text:p text:style-name="P17">Rule Expressions<text:tab/>19</text:p>
          <text:p text:style-name="P17">Rule Conditions<text:tab/>21</text:p>
          <text:p text:style-name="P17">Rule Actions<text:tab/>22</text:p>
          <text:p text:style-name="P17">Built-In Calls<text:tab/>23</text:p>
          <text:p text:style-name="P17">User-Defined Rule Helpers<text:tab/>23</text:p>
          <text:p text:style-name="P17">The Rule Helper Lifecycle Methods<text:tab/>25</text:p>
          <text:p text:style-name="P16">Byteman Rule Language Standard Built-Ins<text:tab/>27</text:p>
          <text:p text:style-name="P17">Thread Coordination Operations<text:tab/>27</text:p>
          <text:p text:style-name="P15">Waiters<text:tab/>27</text:p>
          <text:p text:style-name="P15">Rendezvous<text:tab/>28</text:p>
          <text:p text:style-name="P15">Joiners<text:tab/>29</text:p>
          <text:p text:style-name="P15">Aborting Execution<text:tab/>29</text:p>
          <text:p text:style-name="P17">Rule State Management Operations<text:tab/>30</text:p>
          <text:p text:style-name="P15">CountDowns<text:tab/>30</text:p>
          <text:p text:style-name="P15">Flags<text:tab/>31</text:p>
          <text:p text:style-name="P15">Counters<text:tab/>31</text:p>
          <text:p text:style-name="P15">Timers<text:tab/>32</text:p>
          <text:p text:style-name="P15">Recursive Triggering<text:tab/>32</text:p>
          <text:p text:style-name="P17">Trace and Debug Operations<text:tab/>34</text:p>
          <text:p text:style-name="P15">Debugging<text:tab/>34</text:p>
          <text:p text:style-name="P15">Tracing<text:tab/>34</text:p>
          <text:p text:style-name="P17">Stack Management Operations<text:tab/>35</text:p>
          <text:p text:style-name="P15">Checking The Call Tree<text:tab/>35</text:p>
          <text:p text:style-name="P15">Tracing the Caller Stack<text:tab/>37</text:p>
          <text:p text:style-name="P15">Selective Stack Tracing Using a Regular Expression Filter<text:tab/>37</text:p>
          <text:p text:style-name="P15">Stack Range Tracing<text:tab/>39</text:p>
          <text:p text:style-name="P17">Default Helper Lifecycle Methods<text:tab/>41</text:p>
          <text:p text:style-name="P16">Using Byteman<text:tab/>43</text:p>
          <text:p text:style-name="P17">Downloading a binary release<text:tab/>43</text:p>
          <text:p text:style-name="P17">Obtaining the sources<text:tab/>43</text:p>
          <text:p text:style-name="P17">Building Byteman from the sources<text:tab/>43</text:p>
          <text:p text:style-name="P17"><text:soft-page-break/>Running Applications with Byteman<text:tab/>43</text:p>
          <text:p text:style-name="P17">Installing Byteman in a Running JVM using Script bminstall.sh<text:tab/>44</text:p>
          <text:p text:style-name="P17">Available -javaagent Options<text:tab/>45</text:p>
          <text:p text:style-name="P17">Running Byteman Using Script bmjava.sh<text:tab/>46</text:p>
          <text:p text:style-name="P17">Submitting Rules Dynamically Using Script bmsubmit.sh<text:tab/>46</text:p>
          <text:p text:style-name="P17">Checking Rules Offline Using Script bytemancheck.sh<text:tab/>48</text:p>
          <text:p text:style-name="P17">Environment Settings<text:tab/>48</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0, Red Hat Middleware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319415724"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designed primarily to support automation of tests for multi-threaded and multi-JVM Java applications using a technique called fault injection. It includes features which have been designed to resolve problems which arise this type of <text:s/>testing. Byteman provides explicit support for test automation in four main areas:</text:p>
      <text:list xml:id="list973590653" text:style-name="L1">
        <text:list-item>
          <text:p text:style-name="P21">tracing execution of specific code paths and displaying application or JVM state</text:p>
        </text:list-item>
        <text:list-item>
          <text:p text:style-name="P21">subverting normal execution by changing state, making unscheduled method calls or forcing an unexpected return or throw</text:p>
        </text:list-item>
        <text:list-item>
          <text:p text:style-name="P21">orchestrating the timing of activities performed by independent application threads</text:p>
        </text:list-item>
        <text:list-item>
          <text:p text:style-name="P21">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357417131" text:continue-list="list319415724" text:style-name="Outline">
        <text:list-item>
          <text:list>
            <text:list-header>
              <text:h text:style-name="P20"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un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2077351847"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471204727" text:style-name="L2">
        <text:list-item>
          <text:p text:style-name="P22"><text:span text:style-name="T1">where</text:span> during application execution a side-effect should occur</text:p>
        </text:list-item>
        <text:list-item>
          <text:p text:style-name="P22"><text:span text:style-name="T1">whether</text:span> the side-effect should happen or not</text:p>
        </text:list-item>
        <text:list-item>
          <text:p text:style-name="P2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321321143" text:continue-list="list2077351847"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641769623"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text:soft-page-break/>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using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189906025"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572531524"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034171791" text:style-name="L3">
        <text:list-item>
          <text:p text:style-name="P23">the <text:span text:style-name="T1">trigger method</text:span>, i.e. the method which contains the trigger point</text:p>
        </text:list-item>
        <text:list-item>
          <text:p text:style-name="P23">the rule which has been matched</text:p>
        </text:list-item>
        <text:list-item>
          <text:p text:style-name="P23">the arguments to the trigger method</text:p>
        </text:list-item>
      </text:list>
      <text:p text:style-name="Text_20_body">If several rules match the same trigger point then there will be a sequence of trigger calls, <text:soft-page-break/>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405141163" text:continue-list="list1572531524" text:style-name="Outline">
        <text:list-item>
          <text:list>
            <text:list-header>
              <text:h text:style-name="P20"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text:soft-page-break/>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298686319" text:continue-numbering="true" text:style-name="Outline">
        <text:list-item>
          <text:list>
            <text:list-header>
              <text:h text:style-name="P20"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ext:soft-page-break/>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076309640"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770733705" text:continue-numbering="true" text:style-name="Outline">
        <text:list-item>
          <text:list>
            <text:list-header>
              <text:h text:style-name="P20"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643368167"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760910156"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716388091" text:continue-numbering="true" text:style-name="Outline">
        <text:list-item>
          <text:list>
            <text:list-item>
              <text:list>
                <text:list-header>
                  <text:h text:style-name="P18"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547076021" text:continue-numbering="true" text:style-name="Outline">
        <text:list-item>
          <text:list>
            <text:list-item>
              <text:list>
                <text:list-header>
                  <text:h text:style-name="P18"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564693424"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445406031"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427303841" text:style-name="L4">
        <text:list-item>
          <text:p text:style-name="P24">references to previously bound variables</text:p>
        </text:list-item>
        <text:list-item>
          <text:p text:style-name="P24">references to the trigger method recipient or parameters</text:p>
        </text:list-item>
        <text:list-item>
          <text:p text:style-name="P24">references to the local variables in scope at the trigger point</text:p>
        </text:list-item>
        <text:list-item>
          <text:p text:style-name="P24">references to trigger method special variables <text:span text:style-name="Code_20_Text">$!</text:span>, <text:span text:style-name="Code_20_Text">$^</text:span>, <text:span text:style-name="Code_20_Text">$#, </text:span>$* and $@</text:p>
        </text:list-item>
        <text:list-item>
          <text:p text:style-name="P24">static field references</text:p>
        </text:list-item>
        <text:list-item>
          <text:p text:style-name="P24">primitive literals</text:p>
        </text:list-item>
        <text:list-item>
          <text:p text:style-name="P24">field accesses</text:p>
        </text:list-item>
        <text:list-item>
          <text:p text:style-name="P24">static or instance method invocations</text:p>
        </text:list-item>
        <text:list-item>
          <text:p text:style-name="P24">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482967113" text:style-name="L5">
        <text:list-item>
          <text:p text:style-name="P25">throw and return operations are only allowed as the last action in a sequence of rule actions (see below).</text:p>
        </text:list-item>
      </text:list>
      <text:list xml:id="list1195015654" text:style-name="L6">
        <text:list-item>
          <text:p text:style-name="P26">Expressions should obey the normal rules regarding associativity and precedence.</text:p>
        </text:list-item>
        <text:list-item>
          <text:p text:style-name="P26">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6">Special variables provide access to other trigger method data. There are currently 5 such special variables:</text:p>
          <text:list>
            <text:list-item>
              <text:p text:style-name="P26"><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6">$!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6"><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6"><text:span text:style-name="Code_20_Text">$#</text:span> has type <text:span text:style-name="Code_20_Text">int</text:span> and identifies the number of parameters supplied to the trigger method.</text:p>
            </text:list-item>
            <text:list-item>
              <text:p text:style-name="P26"><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6">$@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6">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6">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6">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491547897" text:continue-list="list1445406031"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448341736"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329631866"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381467688"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374038849"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59077151" text:style-name="L7">
        <text:list-item>
          <text:p text:style-name="P27">an activate event occurs when an install cause <text:span text:style-name="T1">R(H)</text:span> to transition from empty to non-empty</text:p>
        </text:list-item>
        <text:list-item>
          <text:p text:style-name="P27">an install event occurs when <text:span text:style-name="T1">r(H)</text:span> is installed in <text:span text:style-name="T1">R(H)</text:span></text:p>
        </text:list-item>
        <text:list-item>
          <text:p text:style-name="P27">an uninstall event occurs when <text:span text:style-name="T1">r(H)</text:span> is uninstalled from <text:span text:style-name="T1">R(H)</text:span></text:p>
        </text:list-item>
        <text:list-item>
          <text:p text:style-name="P27">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219263690" text:continue-list="list374038849"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719307777"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2035993673" text:continue-numbering="true" text:style-name="Outline">
        <text:list-item>
          <text:list>
            <text:list-item>
              <text:list>
                <text:list-header>
                  <text:h text:style-name="P19"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587587661" text:continue-numbering="true" text:style-name="Outline">
        <text:list-item>
          <text:list>
            <text:list-item>
              <text:list>
                <text:list-header>
                  <text:h text:style-name="P19"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887908232"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924528844"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867575776" text:continue-numbering="true" text:style-name="Outline">
        <text:list-item>
          <text:list>
            <text:list-item>
              <text:list>
                <text:list-header>
                  <text:h text:style-name="P19"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488344827" text:continue-numbering="true" text:style-name="Outline">
        <text:list-item>
          <text:list>
            <text:list-item>
              <text:list>
                <text:list-header>
                  <text:h text:style-name="P19"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925618194"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251290624" text:continue-numbering="true" text:style-name="Outline">
        <text:list-item>
          <text:list>
            <text:list-item>
              <text:list>
                <text:list-header>
                  <text:h text:style-name="P19"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704669314"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182971485"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38783589"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286586343" text:continue-numbering="true" text:style-name="Outline">
        <text:list-item>
          <text:list>
            <text:list-item>
              <text:list>
                <text:list-header>
                  <text:h text:style-name="P18"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637522976" text:continue-numbering="true" text:style-name="Outline">
        <text:list-item>
          <text:list>
            <text:list-item>
              <text:list>
                <text:list-header>
                  <text:h text:style-name="P19"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858360717" text:continue-numbering="true" text:style-name="Outline">
        <text:list-item>
          <text:list>
            <text:list-item>
              <text:list>
                <text:list-header>
                  <text:h text:style-name="P19"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961641407"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text:soft-page-break/>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2143265969"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1265860745" text:continue-numbering="true" text:style-name="Outline">
        <text:list-item>
          <text:list>
            <text:list-header>
              <text:h text:style-name="P20"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1437515277"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838867461"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nstalling Byteman at JVM startup requires only one extra argument when you run your Java application using the <text:span text:style-name="Code_20_Text">java</text:span> command. This argument points the JVM at the agent code in the byteman jar and at the script files <text:soft-page-break/>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2037058529" text:continue-numbering="true" text:style-name="Outline">
        <text:list-item>
          <text:list>
            <text:list-header>
              <text:h text:style-name="Heading_20_2" text:outline-level="2" text:is-list-header="true">Installing Byteman in a Running JVM using Script bminstall.sh</text:h>
            </text:list-header>
          </text:list>
        </text:list-item>
      </text:list>
      <text:p text:style-name="Text_20_body">If your Java application is already running you may still <text:s/>be able to install the Byteman agent into the JVM. The installed <text:span text:style-name="Code_20_Text">bin</text:span> directory contains a script <text:span text:style-name="Code_20_Text">bminstall.sh</text:span> which can be used to contact your application's JVM and install the agent. Once installed you can then use script <text:span text:style-name="Code_20_Text">bmsubmit.sh</text:span> described below to upload or unload rules via the Byteman agent listener. The command line syntax for the <text:span text:style-name="Code_20_Text">bminstall</text:span> script is</text:p>
      <text:p text:style-name="Text_20_body"><text:span text:style-name="Code_20_Text">bminstall.sh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text:soft-page-break/>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959314204" text:continue-numbering="true" text:style-name="Outline">
        <text:list-item>
          <text:list>
            <text:list-header>
              <text:h text:style-name="P20"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text:soft-page-break/>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332901515" text:continue-numbering="true" text:style-name="Outline">
        <text:list-item>
          <text:list>
            <text:list-header>
              <text:h text:style-name="P20"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412935277" text:continue-numbering="true" text:style-name="Outline">
        <text:list-item>
          <text:list>
            <text:list-header>
              <text:h text:style-name="P20" text:outline-level="2" text:is-list-header="true"><text:span text:style-name="Code_20_Text"><text:span text:style-name="T5">Submitting</text:span></text:span><text:span text:style-name="Code_20_Text"><text:span text:style-name="T4"> Rules Dynamically Using Script bm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text:span></text:span><text:span text:style-name="Code_20_Text">bmsubmi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text:span></text:span></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text:soft-page-break/>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89551870" text:style-name="L8">
        <text:list-item>
          <text:p text:style-name="P28">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8">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8">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text:soft-page-break/>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215903559" text:continue-list="list412935277"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bytemancheck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783116384" text:continue-numbering="true" text:style-name="Outline">
        <text:list-item>
          <text:list>
            <text:list-header>
              <text:h text:style-name="P20"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text:soft-page-break/>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oft-page-break/><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
        <style:list-level-properties text:min-label-distance="0.15in"/>
      </text:outline-level-style>
      <text:outline-level-style text:level="2" text:style-name="Numbering_20_Symbols" style:num-prefix=" " style:num-suffix="."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ndrew Dinn</meta:initial-creator>
    <meta:creation-date>2008-09-25T16:33:44</meta:creation-date>
    <dc:creator>Andrew Dinn</dc:creator>
    <dc:date>2010-12-28T21:23:15</dc:date>
    <meta:printed-by>Andrew Dinn</meta:printed-by>
    <meta:print-date>2008-09-26T17:21:42</meta:print-date>
    <meta:editing-cycles>183</meta:editing-cycles>
    <meta:editing-duration>PT69H56M48S</meta:editing-duration>
    <meta:document-statistic meta:table-count="0" meta:image-count="0" meta:object-count="0" meta:page-count="50" meta:paragraph-count="530" meta:word-count="19154" meta:character-count="124434"/>
    <meta:user-defined meta:name="Info 1"/>
    <meta:user-defined meta:name="Info 2"/>
    <meta:user-defined meta:name="Info 3"/>
    <meta:user-defined meta:name="Info 4"/>
  </office:meta>
</office:document-meta>
</file>